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6" style:family="graphic" style:parent-style-name="standard">
      <style:graphic-properties draw:stroke="none" draw:fill="none" fo:min-height="0.4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138cm" svg:height="1.628cm" svg:x="3.358cm" svg:y="3.769cm">
            <text:p text:style-name="P1">Promo-</text:p>
            <text:p text:style-name="P1">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2.138cm" svg:height="1.584cm" svg:x="0.654cm" svg:y="3.813cm">
              <text:p text:style-name="P1">Email</text:p>
              <text:p text:style-name="P1">Notif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2" draw:text-style-name="P1" draw:layer="layout" svg:x1="3.702cm" svg:y1="1.475cm" svg:x2="3.702cm" svg:y2="2.337cm">
          <text:p/>
        </draw:line>
        <draw:custom-shape draw:style-name="gr3" draw:text-style-name="P2" draw:layer="layout" svg:width="2.946cm" svg:height="0.977cm" svg:x="3.096cm" svg:y="5.744cm">
          <text:p text:style-name="P1"><text:span text:style-name="T1">MongoDB</text:span></text:p>
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line draw:style-name="gr2" draw:text-style-name="P1" draw:layer="layout" svg:x1="9.112cm" svg:y1="1.587cm" svg:x2="9.112cm" svg:y2="2.095cm">
              <text:p/>
            </draw:line>
            <draw:g>
              <draw:custom-shape draw:style-name="gr1" draw:text-style-name="P1" draw:layer="layout" svg:width="2.9cm" svg:height="1.533cm" svg:x="7.638cm" svg:y="0.054cm">
                <text:p text:style-name="P1">Analytics</text:p>
                <text:p text:style-name="P1">Engin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" draw:text-style-name="P2" draw:layer="layout" svg:width="2.392cm" svg:height="1.357cm" svg:x="7.898cm" svg:y="1.995cm">
              <text:p text:style-name="P1"><text:span text:style-name="T2">Elastic</text:span></text:p>
              <text:p text:style-name="P1"><text:span text:style-name="T2">Search</text:span></text:p>
              <draw:enhanced-geometry svg:viewBox="0 0 88 21600" draw:mirror-vertical="false" draw:mirror-horizontal="false" draw:glue-points="44 ?f6 44 0 0 10800 44 21600 88 10800" draw:text-areas="0 ?f6 88 ?f3" draw:type="can" draw:modifiers="3197.054491899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ustom-shape draw:style-name="gr4" draw:text-style-name="P1" draw:layer="layout" svg:width="2.432cm" svg:height="0.654cm" svg:x="5.38cm" svg:y="2.416cm">
            <text:p text:style-name="P1"><text:span text:style-name="T3"/></text:p>
            <text:p text:style-name="P1"><text:span text:style-name="T4"/></text:p>
            <text:p text:style-name="P1"><text:span text:style-name="T4"/></text:p>
            <draw:enhanced-geometry draw:text-areas="4000 ?f1 ?f5 ?f2" draw:glue-points="0 10800 21600 10800 ?f0 0 ?f0 21600" draw:type="mso-spt100" draw:modifiers="16426.2018554962 6936.98630136986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2" draw:text-style-name="P1" draw:layer="layout" svg:x1="1.624cm" svg:y1="3.813cm" svg:x2="2.948cm" svg:y2="3.267cm">
          <text:p/>
        </draw:line>
        <draw:line draw:style-name="gr2" draw:text-style-name="P1" draw:layer="layout" svg:x1="4.118cm" svg:y1="3.267cm" svg:x2="4.518cm" svg:y2="3.769cm">
          <text:p/>
        </draw:line>
        <draw:g>
          <draw:g>
            <draw:custom-shape draw:style-name="gr1" draw:text-style-name="P1" draw:layer="layout" svg:width="2.646cm" svg:height="1.678cm" svg:x="6.098cm" svg:y="3.719cm">
              <text:p text:style-name="P1">Targeting</text:p>
              <text:p text:style-name="P1">Engin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2" draw:text-style-name="P1" draw:layer="layout" svg:x1="7.566cm" svg:y1="3.719cm" svg:x2="4.764cm" svg:y2="3.167cm">
          <text:p/>
        </draw:line>
        <draw:line draw:style-name="gr2" draw:text-style-name="P1" draw:layer="layout" svg:x1="4.496cm" svg:y1="5.389cm" svg:x2="4.496cm" svg:y2="5.897cm">
          <text:p/>
        </draw:line>
        <draw:g>
          <draw:custom-shape draw:style-name="gr5" draw:text-style-name="P1" draw:layer="layout" svg:width="2.334cm" svg:height="1.779cm" svg:x="2.538cm" svg:y="0.095cm">
            <text:p text:style-name="P1">Core</text:p>
            <text:p text:style-name="P1">Ap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1" draw:layer="layout" svg:width="2.911cm" svg:height="0.726cm" svg:x="5.001cm" svg:y="1.877cm">
          <draw:text-box>
            <text:p text:style-name="P1"><text:span text:style-name="T3">warehousing</text:span></text:p>
          </draw:text-box>
        </draw:frame>
        <draw:line draw:style-name="gr2" draw:text-style-name="P1" draw:layer="layout" svg:x1="4.872cm" svg:y1="0.925cm" svg:x2="7.638cm" svg:y2="0.925cm">
          <text:p/>
        </draw:line>
        <draw:custom-shape draw:style-name="gr3" draw:text-style-name="P2" draw:layer="layout" svg:width="2.946cm" svg:height="0.977cm" svg:x="2.27cm" svg:y="2.29cm">
          <text:p text:style-name="P1"><text:span text:style-name="T1">Postgres</text:span></text:p>
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1cm" fo:text-indent="0cm"/>
      <style:text-properties style:use-window-font-color="true" style:text-outline="false" style:text-line-through-style="none" fo:font-family="'Liberation Sans'" style:font-family-generic="roman" style:font-pitch="variable" fo:font-size="10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21cm" fo:text-indent="0cm"/>
      <style:text-properties fo:font-size="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8cm" fo:text-indent="0cm"/>
      <style:text-properties fo:font-size="7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6cm" fo:text-indent="0cm"/>
      <style:text-properties fo:font-size="6.400000095367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5cm" fo:text-indent="0cm"/>
      <style:text-properties fo:font-size="6.400000095367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5cm" fo:text-indent="0cm"/>
      <style:text-properties fo:font-size="6.400000095367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5cm" fo:text-indent="0cm"/>
      <style:text-properties fo:font-size="6.400000095367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5cm" fo:text-indent="0cm"/>
      <style:text-properties fo:font-size="6.400000095367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5cm" fo:text-indent="0cm"/>
      <style:text-properties fo:font-size="6.400000095367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4.199999809265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.176cm" fo:page-height="6.8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02cm" svg:x="1cm" svg:y="3.069cm"/>
      <draw:page-thumbnail draw:layer="backgroundobjects" svg:width="9.294cm" svg:height="5.702cm" svg:x="1cm" svg:y="11.117cm"/>
      <draw:page-thumbnail draw:layer="backgroundobjects" svg:width="9.294cm" svg:height="5.702cm" svg:x="1cm" svg:y="19.165cm"/>
      <draw:page-thumbnail draw:layer="backgroundobjects" svg:width="9.294cm" svg:height="5.702cm" svg:x="11.295cm" svg:y="3.069cm"/>
      <draw:page-thumbnail draw:layer="backgroundobjects" svg:width="9.294cm" svg:height="5.702cm" svg:x="11.295cm" svg:y="11.117cm"/>
      <draw:page-thumbnail draw:layer="backgroundobjects" svg:width="9.294cm" svg:height="5.702cm" svg:x="11.295cm" svg:y="19.165cm"/>
    </style:handout-master>
    <style:master-page style:name="Default" style:page-layout-name="PM1" draw:style-name="Mdp1">
      <draw:frame presentation:style-name="Default-title" draw:layer="backgroundobjects" svg:width="10.058cm" svg:height="1.145cm" svg:x="0.553cm" svg:y="0.267cm" presentation:class="title" presentation:placeholder="true">
        <draw:text-box/>
      </draw:frame>
      <draw:frame presentation:style-name="Default-outline1" draw:layer="backgroundobjects" svg:width="9.834cm" svg:height="7.321cm" svg:x="0.553cm" svg:y="1.596cm" presentation:class="outline" presentation:placeholder="true">
        <draw:text-box/>
      </draw:frame>
      <draw:frame presentation:style-name="Mpr1" draw:text-style-name="MP1" draw:layer="backgroundobjects" svg:width="2.605cm" svg:height="0.473cm" svg:x="0.553cm" svg:y="6.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542cm" svg:height="0.473cm" svg:x="3.818cm" svg:y="6.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605cm" svg:height="0.473cm" svg:x="8.007cm" svg:y="6.2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xana Geambasu</meta:initial-creator>
    <meta:creation-date>2013-03-02T09:14:05</meta:creation-date>
    <dc:date>2013-10-19T08:33:31</dc:date>
    <dc:creator>Roxana Geambasu</dc:creator>
    <meta:editing-duration>PT50M25S</meta:editing-duration>
    <meta:editing-cycles>38</meta:editing-cycles>
    <meta:generator>LibreOffice/3.6$Linux_X86_64 LibreOffice_project/360m1$Build-2</meta:generator>
    <meta:document-statistic meta:object-count="49"/>
  </office:meta>
</office:document-meta>
</file>